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#include &lt;stdio.h&gt;</text:p>
      <text:p text:style-name="Standard"/>
      <text:p text:style-name="Standard">int main() {</text:p>
      <text:p text:style-name="Standard"><text:s text:c="4"/>int a ,b;</text:p>
      <text:p text:style-name="Standard"><text:s text:c="4"/>printf("Enter first number:\n");</text:p>
      <text:p text:style-name="Standard"><text:s text:c="4"/>scanf("%d",&amp;a);</text:p>
      <text:p text:style-name="Standard"><text:s text:c="4"/>printf("Enter second number:\n");</text:p>
      <text:p text:style-name="Standard"><text:s text:c="4"/>scanf("%d",&amp;b);</text:p>
      <text:p text:style-name="Standard"><text:s text:c="4"/>printf("Data Type: Signed");</text:p>
      <text:p text:style-name="Standard"><text:s text:c="4"/>printf("Sum: %d \n", a+b);</text:p>
      <text:p text:style-name="Standard"><text:s text:c="4"/>printf("Multiplication:%d \n",a*b);</text:p>
      <text:p text:style-name="Standard"><text:s text:c="4"/>printf("Division:%d \n", a/b);</text:p>
      <text:p text:style-name="Standard"><text:s text:c="4"/>printf("Data Type: Unsigned");</text:p>
      <text:p text:style-name="Standard"><text:s text:c="4"/>printf("Sum: %u \n", a+b);</text:p>
      <text:p text:style-name="Standard"><text:s text:c="4"/>printf("Multiplication:%u \n",a*b);</text:p>
      <text:p text:style-name="Standard"><text:s text:c="4"/>printf("Division:%u \n", a/b);</text:p>
      <text:p text:style-name="Standard"><text:s text:c="4"/>printf("Data Type: Character");</text:p>
      <text:p text:style-name="Standard"><text:s text:c="4"/>printf("Sum: %c \n", a+b);</text:p>
      <text:p text:style-name="Standard"><text:s text:c="4"/>printf("Multiplication:%c \n",a*b);</text:p>
      <text:p text:style-name="Standard"><text:s text:c="4"/>printf("Division:%c \n", a/b);</text:p>
      <text:p text:style-name="Standard"><text:s text:c="4"/>printf("Data Type:long integer");</text:p>
      <text:p text:style-name="Standard"><text:s text:c="4"/>printf("Sum: %ld \n", a+b);</text:p>
      <text:p text:style-name="Standard"><text:s text:c="4"/>printf("Multiplication:%ld \n",a*b);</text:p>
      <text:p text:style-name="Standard"><text:s text:c="4"/>printf("Division:%ld \n", a/b);</text:p>
      <text:p text:style-name="Standard"><text:s text:c="4"/></text:p>
      <text:p text:style-name="Standard"><text:s text:c="4"/></text:p>
      <text:p text:style-name="Standard"><text:s text:c="4"/></text:p>
      <text:p text:style-name="Standard"><text:s text:c="4"/>return 0;</text:p>
      <text:p text:style-name="Standard"><text:s text:c="4"/></text:p>
      <text:p text:style-name="Standard">}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7T15:45:37.178010206</meta:creation-date>
    <dc:date>2024-03-07T15:46:24.447590753</dc:date>
    <meta:editing-duration>PT47S</meta:editing-duration>
    <meta:editing-cycles>1</meta:editing-cycles>
    <meta:document-statistic meta:table-count="0" meta:image-count="0" meta:object-count="0" meta:page-count="1" meta:paragraph-count="29" meta:word-count="67" meta:character-count="737" meta:non-whitespace-character-count="591"/>
    <meta:generator>LibreOffice/7.3.7.2$Linux_X86_64 LibreOffice_project/30$Build-2</meta:generator>
  </office:meta>
</office:document-meta>
</file>